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1">
      <style:paragraph-properties fo:text-align="center" style:justify-single-word="false"/>
      <style:text-properties fo:font-weight="bold" style:font-weight-asian="bold" style:font-weight-complex="bold"/>
    </style:style>
    <style:style style:name="P6" style:family="paragraph" style:parent-style-name="Standard" style:list-style-name="L1">
      <style:paragraph-properties fo:text-align="center" style:justify-single-word="false"/>
    </style:style>
    <style:style style:name="T1" style:family="text">
      <style:text-properties fo:color="#c500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 5 — Introduction à Nagios Le TP est à réalisersur deux machines Debian 11 <text:s/></text:p>
      <text:p text:style-name="Standard"/>
      <text:p text:style-name="Standard"/>
      <text:p text:style-name="Standard"/>
      <text:list xml:id="list1617658728051541701" text:style-name="L1">
        <text:list-item>
          <text:p text:style-name="P4">nagios : la machine sur laquelle nous installerons l’outil de supervision nagios —</text:p>
        </text:list-item>
        <text:list-item>
          <text:p text:style-name="P4">agent : la machine qui sera supervisée par la machine nagios </text:p>
        </text:list-item>
        <text:list-item>
          <text:p text:style-name="P4">Compte-rendu En fin de séance, vous enverrez en guise de compte-rendu :</text:p>
          <text:p text:style-name="P4"><text:s/>— le word contenant les réponses et copies d’écran demandées dans le sujet <text:s/></text:p>
          <text:p text:style-name="P4"><text:s/></text:p>
        </text:list-item>
      </text:list>
      <text:p text:style-name="P3"/>
      <text:list xml:id="list29564853" text:continue-numbering="true" text:style-name="L1">
        <text:list-item>
          <text:p text:style-name="P1">Sur la machine agent, installer les paquets — wireshark — proftpd-basic — Sélectionner Indépendamment lorsque le script demande comment lancer proftpd. — nagios-nrpe-server </text:p>
          <text:p text:style-name="P1"/>
        </text:list-item>
        <text:list-item>
          <text:p text:style-name="P5">Exercice 2 </text:p>
          <text:p text:style-name="P6"/>
          <text:p text:style-name="P1">— Interface web de Nagios Le service web de la machine nagios est accessible par toutes les machines. L’URL de l’interface web de nagios est http:///nagios. Le login pour y accéder est nagiosadmin. Le mot de passe est celui que vous avez saisi à l’exercice précédent. </text:p>
          <text:p text:style-name="P1"/>
        </text:list-item>
        <text:list-item>
          <text:p text:style-name="P1"><text:span text:style-name="T1">Q. 2.1 </text:span>Quelles sont les machines actuellement supervisées par le service nagios (voir la page Hosts) ? </text:p>
        </text:list-item>
        <text:list-item>
          <text:p text:style-name="P1"><text:span text:style-name="T1">Q. 2.2 </text:span>Quels sont les informations collectées et affichées sur ces machines (voir la page Services) ? </text:p>
        </text:list-item>
      </text:list>
      <text:p text:style-name="Standard"/>
      <text:list xml:id="list29552613" text:continue-numbering="true" text:style-name="L1">
        <text:list-item>
          <text:p text:style-name="P5">Exercice 3 </text:p>
          <text:p text:style-name="P6"/>
        </text:list-item>
        <text:list-item>
          <text:p text:style-name="P1">Supervision de la machine agent Les fichiers de configuration du service nagios se trouvent dans le répertoire /etc/nagios. </text:p>
          <text:p text:style-name="P1"/>
        </text:list-item>
        <text:list-item>
          <text:p text:style-name="P1">Le fichier principal est /etc/nagios/nagios.cfg. Pour qu’un autre fichier de configuration soit pris en compte il faut, dans ce fichier, ajouter une ligne de la forme ci-dessous : cfg_file=/etc/nagios/ Nous allons maintenant configurer la machine nagios pour qu’elle supervise le service FTP de la machine agent, c’est-à-dire, pour qu’elle teste périodiquement si ce service est bien actif. Les éléments supervisés par nagios sont dans le répertoire /etc/nagios/objects. </text:p>
        </text:list-item>
      </text:list>
      <text:p text:style-name="Standard"/>
      <text:list xml:id="list29558208" text:continue-numbering="true" text:style-name="L1">
        <text:list-item>
          <text:p text:style-name="P1">1 Créer dans ce répertoire un fichier agent.cfg avec le contenu suivant : <text:s/>d e f i n e h o s t { u se linux - server host_name a d d r e s s } C’est dans ce fichier que nous déclarons une nouvelle machine à superviser (avec la déclaration host) et que nous déclarerons par la suite les opérations de supervision que nous souhaitons effectuer sur cette machine. La ligne use indique que la machine hérite de certaines caractéristiques liées au type de machines linux-server. Le nom choisi sera celui qui apparaîtra dans l’interface web. </text:p>
          <text:p text:style-name="P1"/>
        </text:list-item>
        <text:list-item>
          <text:p text:style-name="P1">2 <text:s/>Ajouter à la fin du fichier de configuration principal une référence vers ce nouveau fichier (une ligne cfg_file=...)</text:p>
          <text:p text:style-name="P1"/>
        </text:list-item>
        <text:list-item>
          <text:p text:style-name="P1"><text:span text:style-name="T1">Q. 3.1 </text:span>Donner une copie d’écran de la page Hosts. Pour l’instant, la machine agent a été déclarée, mais nagios n’effectue aucune opération de supervision sur celle-ci (à part vérifier que l’agent répond bien aux pings). </text:p>
          <text:p text:style-name="P1"/>
        </text:list-item>
        <text:list-item>
          <text:p text:style-name="P1"><text:soft-page-break/>3 Dans le fichier de configuration agent.cfg, ajouter ces afin de tester périodiquement la disponibilité du service FTP : d e f i n e s e r v i c e { u se generic -service host_name s e r v i c e _ d e s c r i p t i o n &lt; description -du - service - supervis é &gt; check_command check_ftp c h e c k _ i n t e r v a l 1m } La ligne check_command indique la commande utilisée pour vérifier la disponibilité du serveur FTP. La commande check_ftp est présente après installation de nagios. Nous verrons dans les exercices suivants comment définir de nouvelles commandes. La ligne check_interval indique à quelle fréquence nagios fera le test (1 minute ici). </text:p>
          <text:p text:style-name="P1"/>
        </text:list-item>
        <text:list-item>
          <text:p text:style-name="P1">4 Observer les changements sur l’interface web lorsque l’on arrête ou démarre le service proftpd sur la machine agent</text:p>
          <text:p text:style-name="P1"/>
        </text:list-item>
        <text:list-item>
          <text:p text:style-name="P1"><text:span text:style-name="T1">Q. 3.2 </text:span>Donner deux copies d’écran de la page Services : une première avec le service proftpd démarré sur la machine agent et une seconde avec ce même service arrêté. </text:p>
          <text:p text:style-name="P1"/>
        </text:list-item>
        <text:list-item>
          <text:p text:style-name="P1"><text:span text:style-name="T1">Q. 3.3 </text:span>En analysant le trafic entre les deux machines, déterminer la méthode employée par nagios pour tester la disponibilité du service FTP. </text:p>
          <text:p text:style-name="P1"/>
          <text:p text:style-name="P5">Exercice 4 </text:p>
          <text:p text:style-name="P6"/>
        </text:list-item>
        <text:list-item>
          <text:p text:style-name="P1">Supervision du routeur de la salle de TP En suivant les instructions de l’exercice précédent, configurer la machine nagios afin qu’elle teste toutes les minutes la disponibilité du serveur HTTP du routeur de la salle de TP. Vous créerez pour cela un nouveau fichier routeur.cfg dans le répertoire /etc/nagios/objects, comme nous l’avons fait pour l’agent. </text:p>
          <text:p text:style-name="P1"/>
        </text:list-item>
        <text:list-item>
          <text:p text:style-name="P1"><text:span text:style-name="T1">Q. 4.1 </text:span>Donner des copies d’écran des pages Hosts et Services. </text:p>
          <text:p text:style-name="P1"/>
        </text:list-item>
        <text:list-item>
          <text:p text:style-name="P5">Exercice 5 </text:p>
          <text:p text:style-name="P6"/>
        </text:list-item>
        <text:list-item>
          <text:p text:style-name="P1">Mise en place de notifications On souhaite maintenant que l’administrateur (vous) soit prévenu par mail en cas de changement d’état du service FTP sur la machine agent.</text:p>
          <text:p text:style-name="P1"/>
        </text:list-item>
        <text:list-item>
          <text:p text:style-name="P1">1 Créer le fichier /etc/nagios/objects/admin.cfg qui contiendra les lignes suivantes permettant de déclarer un contact et un groupe de contacts contenant ce seul membre. d e f i n e c o n t a c t { con tact_name em ail s e r v i c e _ n o t i f i c a t i o n s _ e n a b l e d s e r vi c e _ n o ti fi c a ti o n _ c omm a n d s notify-service-by-email s e r v i c e _ n o t i f i c a t i o n _ p e r i o d s e r v i c e _ n o t i f i c a t i o n _ o p t i o n s h o s t _ n o ti fi c a ti o n _ c omm a n d s notify-host-by-email } d e f i n e c o n t a c t g r o u p { contac tgroup_name a l i as members } Rechercher sur Internet la signification des paramètres pour lesquels la valeur est à compléter. Choisir des valeurs afin que l’administrateur soit prévenu à tout moment si un service passe de l’état actif à inactif ou inversement (et dans ces deux cas seulement). Pour l’adresse mail, utiliser un service d’adresses mail jetables comme, par exemple, https://getnada.com/. </text:p>
          <text:p text:style-name="P1"/>
        </text:list-item>
        <text:list-item>
          <text:p text:style-name="P1">2 Ajouter dans le fichier de configuration principal de nagios un lien vers ce nouveau fichier.</text:p>
          <text:p text:style-name="P1"/>
        </text:list-item>
        <text:list-item>
          <text:p text:style-name="P1"><text:s/>3 Ajouter dans la déclaration du service FTP (à l’intérieur du bloc define service { ... }) les lignes suivantes : n o t i f i c a t i o n s _ e n a b l e d 1 f i r s t _ n o t i f i c a t i o n _ d e l a y 0 n o t i f i c a t i o n _ i n t e r v a l 0 c o n t a c t _ g r o u p s La première ligne active l’envoi de mails lors d’un changement d’état du service. La deuxième indique le temps d’attente (en secondes) avant l’envoi du mail lorsqu’un changement d’état est observé. La <text:soft-page-break/>troisième indique le nombre de mails de rappels envoyés après le premier mail. </text:p>
          <text:p text:style-name="P1"/>
        </text:list-item>
        <text:list-item>
          <text:p text:style-name="P1">4 Arrêter le service proftpd sur l’agent pour tester si le mail est envoyé. Retester après le redémarrage du service.</text:p>
          <text:p text:style-name="P1"/>
        </text:list-item>
        <text:list-item>
          <text:p text:style-name="P1"><text:span text:style-name="T1">Q. 5.1</text:span> Donner la signification des différents paramètres du contact et groupe de contact pour lesquels la valeur était "a compléter"</text:p>
          <text:p text:style-name="P1"><text:s/></text:p>
        </text:list-item>
        <text:list-item>
          <text:p text:style-name="P1"><text:span text:style-name="T1">Q. 5.2</text:span> Donner des copies d’écran des deux mails reçus. </text:p>
          <text:p text:style-name="P1"/>
          <text:p text:style-name="P5">Exercice 6 </text:p>
          <text:p text:style-name="P5"/>
        </text:list-item>
        <text:list-item>
          <text:p text:style-name="P1"><text:s/>Développement d’un premier plugin Les tâches de supervision exécutées par le service nagios sont effectuées grâce à des fichiers exécutables appelés plugins et se trouvant dans le répertoire /usr/lib/nagios/plugins. À l’installation de nagios, ce répertoire contient de nombreux plugins permettant de réaliser des tests usuels. La commande check_ftp utilisée précédemment pour vérifier la disponibilité du service FTP en est un exemple. Quand l’administrateur ne trouve pas dans ce répertoire de script répondant à ses besoins, il doit en développer de nouveaux. Un script de plugin doit toujours avoir un code de retour parmi les trois valeurs suivantes : 0 (OK), 1 (avertissement ou warning) ou 2 (critique). Ces codes correspondent aux couleurs affichées dans l’interface web (0 = vert, 1 = orange et 2 = rouge). L’objectif de cet exercice est d’écrire un plugin qui testera la taille d’un fichier disponible sur un serveur web. </text:p>
          <text:p text:style-name="P1"/>
        </text:list-item>
        <text:list-item>
          <text:p text:style-name="P1">1 Écrire un plugin check_http_file prenant en argument l’URL d’un fichier ainsi qu’une taille maximale en octets. Le script devra avoir un code de retour de : — 0 si le fichier a pu être téléchargé et que sa taille est inférieure ou égale à la taille passée en argument;1 si le fichier a pu être téléchargé mais que sa taille est strictement supérieure à la taille passée en argument; — ou de 2 dans tous les autres cas (hôte inaccessible, fichier non trouvé, . . . ). Le script devra afficher un message contenant le résultat du test ainsi, en cas d’erreur, qu’une description du problème. Ce message devra tenir sur une seule ligne afin qu’il puisse être visible dans l’interface web. L’utilisateur système nagios ayant des droits en écriture restreints vous pourrez sauvegarder ce fichier dans le répertoire /tmp en utilisant l’option -O de wget. Autre option : utiliser la commande mktemp (consulter le manuel). </text:p>
          <text:p text:style-name="P1"/>
        </text:list-item>
        <text:list-item>
          <text:p text:style-name="P1">2 Le fichier /etc/nagios/objects/commands.cfg contient les définitions des commandes de supervision pouvant être lancées par le service nagios. Ajouter à la fin de ce fichier la définition de la commande check_http_file : d e f i n e command { command_name check_http_file command_line / usr / lib / nagios / plugins / check_http_file http :// $ HOSTADDRESS$ / $ARG1$ $ARG2$ } La ligne command_line définit la commande qui sera exécutée par nagios. $ARG1$ et $ARG2$ seront remplacés par la valeur du premier et deuxième argument lorsque nous définirons (point suivant) le service utilisant cette commande. $HOSTADDRESS$ sera remplacé par son IP. 3 Modifier le fichier /etc/nagios/objects/agent.cfg pour indiquer que nous allons maintenant utiliser la commande définie dans le point précédent sur la machine agent pour vérifier que le fichier à l’URL http:///bd. dat&gt; a une taille inférieure à 100 octets. Il faut pour cela définir un nouveau service comme nous l’avons fait dans l’Exercice 3. La commande nagios que nous avons définie au point précédent prend deux arguments ($ARG1$ et $ ARG2$). Pour indiquer la valeur de ces arguments, il faut les faire précéder par un point d’exclamation, comme ceci : check_command check_http_file ! bd . dat !100 4 Tester et observer les résultats dans l’interface web. Le répertoire /var/www/html est la racine du serveur web. Pour tester, vous devrez donc créer un fichier /var/www/html/bd.dat. </text:p>
          <text:p text:style-name="P1"><text:soft-page-break/></text:p>
        </text:list-item>
        <text:list-item>
          <text:p text:style-name="P1"><text:span text:style-name="T1">Q. 6.1</text:span> Donner trois copies d’écran de la page Services, une pour chacun des trois états possible du service. En fin de TP, s’il vous reste du temps, vous améliorerez le plugin check_http_file afin qu’il télécharge uniquement l’en-tête HTTP de l’URL du fichier (commande curl -head ) et qu’il vérifie la taille du fichier contenue dans le champ Content-Length de cet en-tête. </text:p>
          <text:p text:style-name="P1"/>
          <text:p text:style-name="P6">Exercice 7 </text:p>
          <text:p text:style-name="P1"/>
        </text:list-item>
        <text:list-item>
          <text:p text:style-name="P1">Développement d’un deuxième plugin En suivant les étapes de l’exercice précédent, écrire un plugin check_jitter pour tester la gigue d’une liaison. Le script enverra 10 demandes d’écho avec ping pour mesurer cette gigue (appelée mdev par ping). Il prendra trois arguments : l’adresse IP de la machine à contacter, et deux seuils de gigue (en millisecondes) : un seuil d’avertissement et un seuil critique. Enfin, il aura un code de retour de : — 0 si la gigue est inférieure ou égale aux deux seuils passés en argument; — 1 si la gigue est strictement supérieure au seuil d’avertissement mais inférieure ou égale au seuil critique; — ou 2 dans tous les autres cas. On considérera pour simplifier que les seuils sont des entiers et on arrondira la gigue fournie par ping à l’entier inférieur. Le plugin sera utilisé pour surveiller la gigue entre les deux machines du binôme. Pour tester, vous utiliserez des valeurs de seuil éloignées (p.ex., 2ms pour le seuil d’avertissement et 10ms pour le seuil critique). La commande tc (traffic controller) permet d’introduire une gigue artificielle sur une interface. Par exemple, pour introduire un retard aléatoire de 10±5 millisecondes (en root) : # tc qdisc add dev eth0 root netem delay 10ms 5ms Une fois cette commande exécutée, il faut changer add par change si l’on souhaite modifier le retard introduit, ou par del si l’on souhaite le supprimer. </text:p>
          <text:p text:style-name="P1"/>
        </text:list-item>
        <text:list-item>
          <text:p text:style-name="P1"><text:span text:style-name="T1">Q. 7.1</text:span> Donner trois copies d’écran de la page Services, une pour chacun des trois états possible du service. </text:p>
          <text:p text:style-name="P1"/>
        </text:list-item>
        <text:list-item>
          <text:p text:style-name="P6">Exercice 8</text:p>
          <text:p text:style-name="P6"/>
          <text:p text:style-name="P1">Exécution de commandes à distance NRPE (Nagios Remote Plugin Executor) est une extension permettant au service nagios d’exécuter des commandes à distance sur les machines supervisées (un peu comme si le service nagios pouvait se connecter en SSH sur la machine supervisée). Sur la machine supervisée, le service permettant d’exécuter des commandes est nagios-nrpe-server. Ainsi, le service nagios s’exécutant sur la machine nagios demande au service nagios-nrpe-server s’éxécutant sur la machine agent d’exécuter une commande particulière. Si la machine nagios est autorisée à le faire, nagios-nrpe-server exécute cette commande et retourne le résultat à nagios. Nous allons utiliser cette extension pour que la machine nagios puisse périodiquement tester si le service cron (permettant de programmer l’exécution de tâches) est actif sur la machine agent. Comme le service cron n’est pas un service réseau, cette opération n’est pas possible, avec nagios, sans NRPE. </text:p>
          <text:p text:style-name="P1"/>
        </text:list-item>
        <text:list-item>
          <text:p text:style-name="P1">1 Étapes à suivre sur la machine agent : (a) Toutes les commandes pouvant être exécutées à distance par la machine nagios doivent, comme les plugins, être placées dans le répertoire /usr/lib/nagios/plugins. Écrire un script check_cron qui teste si le service cron est démarré. Le script devra afficher un message indiquant l’état du service. Son code de retour sera 0 si le service est actif et 2 si le service est inactif. (Il n’y a pas d’état “avertissement” dans ce cas.) (b) Autoriser la machine nagios à exécuter des commandes à distance en modifiant le paramètre allowed_hosts du fichier de configuration /etc/nagios/nrpe.cfg. (c) Dans ce même fichier de configuration, ajouter une ligne définissant la commande distante check_cron : command [ check_cron ]=/ usr / lib / nagios / plugins / check_cron </text:p>
          <text:p text:style-name="P1"><text:soft-page-break/></text:p>
        </text:list-item>
      </text:list>
      <text:p text:style-name="Standard"/>
      <text:list xml:id="list29543340" text:continue-numbering="true" text:style-name="L1">
        <text:list-item>
          <text:p text:style-name="P1">2 Étapes à suivre sur la machine nagios : (a) C’est le plugin check_nrpe qui permet à nagios d’exécuter à distance des commandes sur d’autres machines. Tester ce plugin pour vérifier qu’il est possible d’appeler la commande check_cron sur la machine agent : $ /usr/lib/nagios/plugins/check_nrpe -H -c check_cron (b) Dans le fichier des commandes (/etc/nagios/objects/commands.cfg) définir une nouvelle commande qui utilise le plugin check_nrpe pour appeler la commande check_cron sur une machine distante, comme nous l’avons fait dans le point précédent. (c) Dans le fichier /etc/nagios/objects/agent.cfg, définir un nouveau service utilisant la commande définie au point suivant pour tester la disponibilité du service cron sur la machine agent. </text:p>
        </text:list-item>
      </text:list>
      <text:p text:style-name="Standard"/>
      <text:list xml:id="list29545322" text:continue-numbering="true" text:style-name="L1">
        <text:list-header>
          <text:p text:style-name="P1">3 Observer sur l’interface web les changements lorsque le service cron est arrêté ou redémarré sur la machine agent. </text:p>
          <text:p text:style-name="P1"/>
        </text:list-header>
        <text:list-item>
          <text:p text:style-name="P1"><text:span text:style-name="T1">Q. 8.1</text:span> Donner deux copies d’écran de la page Services, l’une avec le service cron activé l’autre avec le service désactivé. </text:p>
        </text:list-item>
        <text:list-item>
          <text:p text:style-name="P1"><text:span text:style-name="T1">Q. 8.2</text:span> Dans le TP 1 nous avons vu avec le service snmpd une méthode permettant de faire exécuter des commandes par l’agent et de récupérer le résultat sous forme d’objets de la MIB. Quelle était cette méthode ? Comparer les deux méthodes (i.e., avantages et inconvénients d’utiliser snmpd vs nagios + NRP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9M58S</meta:editing-duration>
    <meta:editing-cycles>4</meta:editing-cycles>
    <meta:generator>OpenOffice/4.1.14$Win32 OpenOffice.org_project/4114m1$Build-9811</meta:generator>
    <dc:date>2023-03-07T09:24:17.01</dc:date>
    <meta:document-statistic meta:table-count="0" meta:image-count="0" meta:object-count="0" meta:page-count="5" meta:paragraph-count="48" meta:word-count="2549" meta:character-count="14451"/>
    <meta:user-defined meta:name="Info 1"/>
    <meta:user-defined meta:name="Info 2"/>
    <meta:user-defined meta:name="Info 3"/>
    <meta:user-defined meta:name="Info 4"/>
  </office:meta>
</office:document-meta>
</file>